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5e0ce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05e0ce" style:font-size-asian="13pt" style:font-size-complex="13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3pt" fo:language="it" fo:country="IT" fo:font-weight="normal" officeooo:rsid="0002958b" officeooo:paragraph-rsid="0005e0c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5e0ce" officeooo:paragraph-rsid="0005e0ce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language="it" fo:country="IT" fo:font-style="italic" fo:font-weight="normal" officeooo:rsid="000448e8" officeooo:paragraph-rsid="0005e0ce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5e0ce" officeooo:paragraph-rsid="0005e0c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05e0ce" style:font-size-asian="15.75pt" style:font-weight-asian="bold" style:font-size-complex="18pt" style:font-weight-complex="bold"/>
    </style:style>
    <style:style style:name="T4" style:family="text">
      <style:text-properties officeooo:rsid="0005e0ce"/>
    </style:style>
    <style:style style:name="T5" style:family="text">
      <style:text-properties fo:font-size="13pt" fo:font-weight="bold" officeooo:rsid="0005e0ce" style:font-size-asian="11.3500003814697pt" style:font-weight-asian="bold" style:font-size-complex="13pt" style:font-weight-complex="bold"/>
    </style:style>
    <style:style style:name="T6" style:family="text">
      <style:text-properties officeooo:rsid="0007a4d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ia<text:span text:style-name="T6">to</text:span> record entità: Cliente</text:p>
      <text:p text:style-name="P1"/>
      <text:p text:style-name="P2">Elenco ordinato campi entità:</text:p>
      <text:list xml:id="list1764497937" text:style-name="L2">
        <text:list-item>
          <text:p text:style-name="P3">Nome <text:span text:style-name="T4">(17)</text:span></text:p>
        </text:list-item>
        <text:list-item>
          <text:p text:style-name="P3">Cognome <text:span text:style-name="T4">(20)</text:span></text:p>
        </text:list-item>
        <text:list-item>
          <text:p text:style-name="P3">Data <text:span text:style-name="T4">(10)</text:span></text:p>
        </text:list-item>
        <text:list-item>
          <text:p text:style-name="P3">Sesso <text:span text:style-name="T4">(1)</text:span></text:p>
        </text:list-item>
        <text:list-item>
          <text:p text:style-name="P3">Cod_Fisc <text:span text:style-name="T4">(16)</text:span></text:p>
        </text:list-item>
        <text:list-item>
          <text:p text:style-name="P3">Stato <text:span text:style-name="T4">(25)</text:span></text:p>
        </text:list-item>
        <text:list-item>
          <text:p text:style-name="P3">Regione <text:span text:style-name="T4">(25)</text:span></text:p>
        </text:list-item>
        <text:list-item>
          <text:p text:style-name="P3">Provincia <text:span text:style-name="T4">(25)</text:span></text:p>
        </text:list-item>
        <text:list-item>
          <text:p text:style-name="P3">Città <text:span text:style-name="T4">(25)</text:span></text:p>
        </text:list-item>
        <text:list-item>
          <text:p text:style-name="P3">Residenza <text:span text:style-name="T4">(25)</text:span></text:p>
        </text:list-item>
        <text:list-item>
          <text:p text:style-name="P3">Num_Civ <text:span text:style-name="T4">(6)</text:span></text:p>
        </text:list-item>
        <text:list-item>
          <text:p text:style-name="P3">CAP <text:span text:style-name="T4">(5)</text:span></text:p>
        </text:list-item>
        <text:list-item>
          <text:p text:style-name="P3">Num_Tel <text:span text:style-name="T4">(15)</text:span></text:p>
        </text:list-item>
      </text:list>
      <text:p text:style-name="P4">Dimensione record: 215</text:p>
      <text:p text:style-name="P4">Carattere di riempimento, ASCII CODE: 0x20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Ignazio Leonardo Calogero Sperandeo</text:p>
      <text:p text:style-name="P6">01/10/2024</text:p>
      <text:p text:style-name="P6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52:10.033501053</meta:creation-date>
    <dc:date>2024-10-01T17:56:50.547197673</dc:date>
    <meta:editing-duration>PT4M40S</meta:editing-duration>
    <meta:editing-cycles>1</meta:editing-cycles>
    <meta:document-statistic meta:table-count="0" meta:image-count="0" meta:object-count="0" meta:page-count="1" meta:paragraph-count="20" meta:word-count="63" meta:character-count="331" meta:non-whitespace-character-count="301"/>
    <meta:generator>LibreOffice/6.4.7.2$Linux_X86_64 LibreOffice_project/40$Build-2</meta:generator>
  </office:meta>
</office:document-meta>
</file>